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xml-stylesheet type="text/xsl" href="C:/Users/china/Desktop/documentStructure/documents-structures/projet-consignes/corpus/content.xsl"?>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uthering Heights</text:p>
      <text:h text:style-name="Heading_20_2" text:outline-level="2">CHAPTER I</text:h>
      <text:p text:style-name="Text_20_body">1801—I have just returned from a visit to my
                landlord—the solitary neighbour that I shall be troubled with. This is certainly a
                beautiful country! In all England, I do not believe that I could have fixed on a
                situation so completely removed from the stir of society. A perfect misanthropist’s
                Heaven—and Mr. <text:span text:style-name="gras">Heathcliff</text:span> and I are
                such a suitable pair to divide the desolation between us. A capital fellow! He
                little imagined how my heart warmed towards him when I beheld his black eyes
                withdraw so suspiciously under their brows, as I rode up, and when his fingers
                sheltered themselves, with a jealous resolution, still further in his waistcoat, as
                I announced my name.</text:p>
      <text:p text:style-name="Text_20_body">“Mr. <text:span text:style-name="gras">Heathcliff</text:span>?” I said.</text:p>
      <text:p text:style-name="Text_20_body">A nod was the answer.</text:p>
      <text:p text:style-name="Text_20_body">“Mr. Lockwood, your new tenant, sir. I do myself
                the honour of calling as soon as possible after my arrival, to express the hope that
                I have not inconvenienced you by my perseverance in soliciting the occupation of
                Thrushcross Grange: I heard yesterday you had had some thoughts—”</text:p>
      <text:p text:style-name="Text_20_body">“Thrushcross Grange is my own, sir,” he
                interrupted, wincing. “I should not allow any one to inconvenience me, if I could
                hinder it—walk in!”</text:p>
      <text:p text:style-name="Text_20_body">The “walk in” was uttered with closed teeth, and
                expressed the sentiment, “Go to the Deuce!” even the gate over which he leant
                manifested no sympathising movement to the words; and I think that circumstance
                determined me to accept the invitation: I felt interested in a man who seemed more
                exaggeratedly reserved than myself.</text:p>
      <text:p text:style-name="Text_20_body">When he saw my horse’s breast fairly pushing the
                barrier, he did put out his hand to unchain it, and then sullenly preceded me up the
                causeway, calling, as we entered the court,—“Joseph, take Mr. Lockwood’s horse; and
                bring up some wine.”</text:p>
      <text:p text:style-name="Text_20_body">“Here we have the whole establishment of
                domestics, I suppose,” was the reflection suggested by this compound order. “No
                wonder the grass grows up between the flags, and cattle are the only
                hedge-cutters.”</text:p>
      <text:p text:style-name="Text_20_body">Joseph was an elderly, nay, an old man, very old,
                perhaps, though hale and sinewy. “The Lord help us!” he soliloquised in an undertone
                of peevish displeasure, while relieving me of my horse: looking, meantime, in my
                face so sourly that I charitably conjectured he must have need of divine aid to
                digest his dinner, and his pious ejaculation had no reference to my unexpected
                advent.</text:p>
      <text:p text:style-name="Text_20_body">Wuthering Heights is the name of Mr. <text:span text:style-name="gras">Heathcliff</text:span>’s dwelling. “Wuthering” being a
                significant provincial adjective, descriptive of the atmospheric tumult to which its
                station is exposed in stormy weather. Pure, bracing ventilation they must have up
                there at all times, indeed: one may guess the power of the north wind, blowing over
                the edge, by the excessive slant of a few stunted firs at the end of the house; and
                by a range of gaunt thorns all stretching their limbs one way, as if craving alms of
                the sun. Happily, the architect had foresight to build it strong: the narrow windows
                are deeply set in the wall, and the corners defended with large jutting
                stones.</text:p>
      <text:p text:style-name="Text_20_body"><text:soft-page-break/>Before passing the
                threshold, I paused to admire a quantity of grotesque carving lavished over the
                front, and especially about the principal door; above which, among a wilderness of
                crumbling griffins and shameless little boys, I detected the date “1500,” and the
                name</text:p>
      <text:p text:style-name="Text_20_body">“Hareton Earnshaw.” I would have made a few
                comments, and requested a short history of the place from the surly owner; but his
                attitude at the door appeared to demand my speedy entrance, or complete departure,
                and I had no desire to aggravate his impatience previous to inspecting the
                penetralium.</text:p>
      <text:p text:style-name="Text_20_body">One stop brought us into the family sitting-room,
                without any introductory lobby or passage: they call it here “the house”
                pre-eminently. It includes kitchen and parlour, generally; but I believe at
                Wuthering Heights the kitchen is forced to retreat altogether into another quarter:
                at least I distinguished a chatter of tongues, and a clatter of culinary utensils,
                deep within; and I observed no signs of roasting, boiling, or baking, about the huge
                fireplace; nor any glitter of copper saucepans and tin cullenders on the walls. One
                end, indeed, reflected splendidly both light and heat from ranks of immense pewter
                dishes, interspersed with silver jugs and tankards, towering row after row, on a
                vast oak dresser, to the very roof. The latter had never been under-drawn: its
                entire anatomy lay bare to an inquiring eye, except where a frame of wood laden with
                oatcakes and clusters of legs of beef, mutton, and ham, concealed it. Above the
                chimney were sundry villainous old guns, and a couple of horse-pistols: and, by way
                of ornament, three gaudily-painted canisters disposed along its ledge. The floor was
                of smooth, white stone; the chairs, high-backed, primitive structures, painted
                green: one or two heavy black ones lurking in the shade. In an arch under the
                dresser reposed a huge, liver-coloured bitch pointer, surrounded by a swarm of
                squealing puppies; and other dogs haunted other recesses.</text:p>
      <text:p text:style-name="Text_20_body">The apartment and furniture would have been
                nothing extraordinary as belonging to a homely, northern farmer, with a stubborn
                countenance, and stalwart limbs set out to advantage in knee-breeches and gaiters.
                Such an individual seated in his arm-chair, his mug of ale frothing on the round
                table before him, is to be seen in any circuit of five or six miles among these
                hills, if you go at the right time after dinner. But Mr. <text:span text:style-name="gras">Heathcliff</text:span> forms a singular contrast to his
                abode and style of living. He is a dark-skinned gipsy in aspect, in dress and
                manners a gentleman: that is, as much a gentleman as many a country squire: rather
                slovenly, perhaps, yet not looking amiss with his negligence, because he has an
                erect and handsome figure; and rather morose. Possibly, some people might suspect
                him of a degree of under-bred pride; I have a sympathetic chord within that tells me
                it is nothing of the sort: I know, by instinct, his reserve springs from an aversion
                to showy displays of feeling—to manifestations of mutual kindliness. He’ll love and
                hate equally under cover, and esteem it a species of impertinence to be loved or
                hated again. No, I’m running on too fast: I bestow my own attributes over-liberally
                on him. Mr. <text:span text:style-name="gras">Heathcliff</text:span> may have
                entirely dissimilar reasons for keeping his hand out of the way when he meets a
                would-be acquaintance, to those which actuate me. Let me hope my constitution is
                almost peculiar: my dear mother used to say I should never have a comfortable home;
                and only last summer I proved myself perfectly unworthy of one.</text:p>
      <text:p text:style-name="Text_20_body">While enjoying a month of fine weather at the
                sea-coast, I was thrown into the company of a most fascinating creature: a real
                goddess in my eyes, as long as she took no notice of me. I “never told my love”
                vocally; still, if looks have language, the merest idiot might have guessed I was
                over head and ears: she understood me at last, and looked a return—the sweetest of
                all imaginable looks. And what did I do? I confess it with shame—shrunk icily into
                myself, like a snail; at every glance retired <text:soft-page-break/>colder and
                farther; till finally the poor innocent was led to doubt her own senses, and,
                overwhelmed with confusion at her supposed mistake, persuaded her mamma to
                decamp.</text:p>
      <text:p text:style-name="Text_20_body">By this curious turn of disposition I have gained
                the reputation of deliberate heartlessness; how undeserved, I alone can
                appreciate.</text:p>
      <text:p text:style-name="Text_20_body">I took a seat at the end of the hearthstone
                opposite that towards which my landlord advanced, and filled up an interval of
                silence by attempting to caress the canine mother, who had left her nursery, and was
                sneaking wolfishly to the back of my legs, her lip curled up, and her white teeth
                watering for a snatch. My caress provoked a long, guttural gnarl.</text:p>
      <text:p text:style-name="Text_20_body">“You’d better let the dog alone,” growled Mr.
                    <text:span text:style-name="gras">Heathcliff</text:span> in unison, checking
                fiercer demonstrations with a punch of his foot. “She’s not accustomed to be
                spoiled—not kept for a pet.” Then, striding to a side door, he shouted again,
                “Joseph!”</text:p>
      <text:p text:style-name="Text_20_body">Joseph mumbled indistinctly in the depths of the
                cellar, but gave no intimation of ascending; so his master dived down to him,
                leaving me _vis-à-vis_ the ruffianly bitch and a pair of grim shaggy sheep-dogs, who
                shared with her a jealous guardianship over all my movements. Not anxious to come in
                contact with their fangs, I sat still; but, imagining they would scarcely understand
                tacit insults, I unfortunately indulged in winking and making faces at the trio, and
                some turn of my physiognomy so irritated madam, that she suddenly broke into a fury
                and leapt on my knees. I flung her back, and hastened to interpose the table between
                us. This proceeding aroused the whole hive: half-a-dozen four-footed fiends, of
                various sizes and ages, issued from hidden dens to the common centre. I felt my
                heels and coat-laps peculiar subjects of assault; and parrying off the larger
                combatants as effectually as I could with the poker, I was constrained to demand,
                aloud, assistance from some of the household in re-establishing peace.</text:p>
      <text:p text:style-name="Text_20_body">Mr. <text:span text:style-name="gras">Heathcliff</text:span> and his man climbed the cellar steps with vexatious
                phlegm: I don’t think they moved one second faster than usual, though the hearth was
                an absolute tempest of worrying and yelping. Happily, an inhabitant of the kitchen
                made more dispatch; a lusty dame, with tucked-up gown, bare arms, and fire-flushed
                cheeks, rushed into the midst of us flourishing a frying-pan: and used that weapon,
                and her tongue, to such purpose, that the storm subsided magically, and she only
                remained, heaving like a sea after a high wind, when her master entered on the
                scene.</text:p>
      <text:p text:style-name="Text_20_body">“What the devil is the matter?” he asked, eyeing
                me in a manner that I could ill endure, after this inhospitable treatment.</text:p>
      <text:p text:style-name="Text_20_body">“What the devil, indeed!” I muttered. “The herd
                of possessed swine could have had no worse spirits in them than those animals of
                yours, sir. You might as well leave a stranger with a brood of tigers!”</text:p>
      <text:p text:style-name="Text_20_body">“They won’t meddle with persons who touch
                nothing,” he remarked, putting the bottle before me, and restoring the displaced
                table. “The dogs do right to be vigilant. Take a glass of wine?”</text:p>
      <text:p text:style-name="Text_20_body">“No, thank you.”</text:p>
      <text:p text:style-name="Text_20_body">“Not bitten, are you?”</text:p>
      <text:p text:style-name="Text_20_body">“If I had been, I would have set my signet on the
                biter.” <text:span text:style-name="gras">Heathcliff</text:span>’s countenance
                relaxed into a grin.</text:p>
      <text:p text:style-name="Text_20_body"><text:soft-page-break/>“Come, come,” he said,
                “you are flurried, Mr. Lockwood. Here, take a little wine. Guests are so exceedingly
                rare in this house that I and my dogs, I am willing to own, hardly know how to
                receive them. Your health, sir?”</text:p>
      <text:p text:style-name="Text_20_body">I bowed and returned the pledge; beginning to
                perceive that it would be foolish to sit sulking for the misbehaviour of a pack of
                curs; besides, I felt loth to yield the fellow further amusement at my expense;
                since his humour took that turn. He—probably swayed by prudential consideration of
                the folly of offending a good tenant—relaxed a little in the laconic style of
                chipping off his pronouns and auxiliary verbs, and introduced what he supposed would
                be a subject of interest to me,—a discourse on the advantages and disadvantages of
                my present place of retirement. I found him very intelligent on the topics we
                touched; and before I went home, I was encouraged so far as to volunteer another
                visit to-morrow. He evidently wished no repetition of my intrusion. I shall go,
                notwithstanding. It is astonishing how sociable I feel myself compared with
                him.</text:p>
      <text:h text:style-name="Heading_20_2" text:outline-level="2">CHAPTER II</text:h>
      <text:p text:style-name="Text_20_body">Yesterday afternoon set in misty and cold. I had
                half a mind to spend it by my study fire, instead of wading through heath and mud to
                Wuthering Heights. On coming up from dinner, however, (N.B.—I dine between twelve
                and one o’clock; the housekeeper, a matronly lady, taken as a fixture along with the
                house, could not, or would not, comprehend my request that I might be served at
                five)—on mounting the stairs with this lazy intention, and stepping into the room, I
                saw a servant-girl on her knees surrounded by brushes and coal-scuttles, and raising
                an infernal dust as she extinguished the flames with heaps of cinders. This
                spectacle drove me back immediately; I took my hat, and, after a four-miles’ walk,
                arrived at <text:span text:style-name="gras">Heathcliff</text:span>’s garden-gate
                just in time to escape the first feathery flakes of a snow shower.</text:p>
      <text:p text:style-name="Text_20_body">On that bleak hill top the earth was hard with a
                black frost, and the air made me shiver through every limb. Being unable to remove
                the chain, I jumped over, and, running up the flagged causeway bordered with
                straggling gooseberry-bushes, knocked vainly for admittance, till my knuckles
                tingled and the dogs howled.</text:p>
      <text:p text:style-name="Text_20_body">“Wretched inmates!” I ejaculated, mentally, “you
                deserve perpetual isolation from your species for your churlish inhospitality. At
                least, I would not keep my doors barred in the day-time. I don’t care—I will get
                in!” So resolved, I grasped the latch and shook it vehemently. Vinegar-faced Joseph
                projected his head from a round window of the barn.</text:p>
      <text:p text:style-name="Text_20_body">“What are ye for?” he shouted. “T’ maister’s down
                i’ t’ fowld. Go round by th’ end o’ t’ laith, if ye went to spake to him.”</text:p>
      <text:p text:style-name="Text_20_body">“Is there nobody inside to open the door?” I
                hallooed, responsively.</text:p>
      <text:p text:style-name="Text_20_body">“There’s nobbut t’ missis; and shoo’ll not oppen
                ’t an ye mak’ yer flaysome dins till neeght.”</text:p>
      <text:p text:style-name="Text_20_body">“Why? Cannot you tell her whom I am, eh,
                Joseph?”</text:p>
      <text:p text:style-name="Text_20_body">“Nor-ne me! I’ll hae no hend wi’t,” muttered the
                head, vanishing.</text:p>
      <text:p text:style-name="Text_20_body">The snow began to drive thickly. I seized the
                handle to essay another trial; when a young man without coat, and shouldering a
                pitchfork, appeared in the yard behind. He hailed me to follow him, and, after
                marching through a wash-house, and a paved area containing a coal-shed, pump, and
                pigeon-cot, we at length arrived in the huge, warm, cheerful apartment where I was
                formerly <text:soft-page-break/>received. It glowed delightfully in the radiance of
                an immense fire, compounded of coal, peat, and wood; and near the table, laid for a
                plentiful evening meal, I was pleased to observe the “missis,” an individual whose
                existence I had never previously suspected. I bowed and waited, thinking she would
                bid me take a seat. She looked at me, leaning back in her chair, and remained
                motionless and mute.</text:p>
      <text:p text:style-name="Text_20_body">“Rough weather!” I remarked. “I’m afraid, Mrs.
                    <text:span text:style-name="gras">Heathcliff</text:span>, the door must bear the
                consequence of your servants’ leisure attendance: I had hard work to make them hear
                me.”</text:p>
      <text:p text:style-name="Text_20_body">She never opened her mouth. I stared—she stared
                also: at any rate, she kept her eyes on me in a cool, regardless manner, exceedingly
                embarrassing and disagreeable.</text:p>
      <text:p text:style-name="Text_20_body">“Sit down,” said the young man, gruffly. “He’ll
                be in soon.”</text:p>
      <text:p text:style-name="Text_20_body">I obeyed; and hemmed, and called the villain
                Juno, who deigned, at this second interview, to move the extreme tip of her tail, in
                token of owning my acquaintance.</text:p>
      <text:p text:style-name="Text_20_body">“A beautiful animal!” I commenced again. “Do you
                intend parting with the little ones, madam?”</text:p>
      <text:p text:style-name="Text_20_body">“They are not mine,” said the amiable hostess,
                more repellingly than <text:span text:style-name="gras">Heathcliff</text:span>
                himself could have replied.</text:p>
      <text:p text:style-name="Text_20_body">“Ah, your favourites are among these?” I
                continued, turning to an obscure cushion full of something like cats.</text:p>
      <text:p text:style-name="Text_20_body">“A strange choice of favourites!” she observed
                scornfully.</text:p>
      <text:p text:style-name="Text_20_body">Unluckily, it was a heap of dead rabbits. I
                hemmed once more, and drew closer to the hearth, repeating my comment on the
                wildness of the evening.</text:p>
      <text:p text:style-name="Text_20_body">“You should not have come out,” she said, rising
                and reaching from the chimney-piece two of the painted canisters.</text:p>
      <text:p text:style-name="Text_20_body">Her position before was sheltered from the light;
                now, I had a distinct view of her whole figure and countenance. She was slender, and
                apparently scarcely past girlhood: an admirable form, and the most exquisite little
                face that I have ever had the pleasure of beholding; small features, very fair;
                flaxen ringlets, or rather golden, hanging loose on her delicate neck; and eyes, had
                they been agreeable in expression, that would have been irresistible: fortunately
                for my susceptible heart, the only sentiment they evinced hovered between scorn and
                a kind of desperation, singularly unnatural to be detected there. The canisters were
                almost out of her reach; I made a motion to aid her; she turned upon me as a miser
                might turn if any one attempted to assist him in counting his gold.</text:p>
      <text:p text:style-name="Text_20_body">“I don’t want your help,” she snapped; “I can get
                them for myself.”</text:p>
      <text:p text:style-name="Text_20_body">“I beg your pardon!” I hastened to
                reply.</text:p>
      <text:p text:style-name="Text_20_body">“Were you asked to tea?” she demanded, tying an
                apron over her neat black frock, and standing with a spoonful of the leaf poised
                over the pot.</text:p>
      <text:p text:style-name="Text_20_body">“I shall be glad to have a cup,” I
                answered.</text:p>
      <text:p text:style-name="Text_20_body">“Were you asked?” she repeated.</text:p>
      <text:p text:style-name="Text_20_body">“No,” I said, half smiling. “You are the proper
                person to ask me.”</text:p>
      <text:p text:style-name="Text_20_body"><text:soft-page-break/>She flung the tea back,
                spoon and all, and resumed her chair in a pet; her forehead corrugated, and her red
                under-lip pushed out, like a child’s ready to cry.</text:p>
      <text:p text:style-name="Text_20_body">Meanwhile, the young man had slung on to his
                person a decidedly shabby upper garment, and, erecting himself before the blaze,
                looked down on me from the corner of his eyes, for all the world as if there were
                some mortal feud unavenged between us. I began to doubt whether he were a servant or
                not: his dress and speech were both rude, entirely devoid of the superiority
                observable in Mr. and Mrs. <text:span text:style-name="gras">Heathcliff</text:span>;
                his thick brown curls were rough and uncultivated, his whiskers encroached bearishly
                over his cheeks, and his hands were embrowned like those of a common labourer: still
                his bearing was free, almost haughty, and he showed none of a domestic’s assiduity
                in attending on the lady of the house. In the absence of clear proofs of his
                condition, I deemed it best to abstain from noticing his curious conduct; and, five
                minutes afterwards, the entrance of <text:span text:style-name="gras">Heathcliff</text:span> relieved me, in some measure, from my uncomfortable
                state.</text:p>
      <text:p text:style-name="Text_20_body">“You see, sir, I am come, according to promise!”
                I exclaimed, assuming the cheerful; “and I fear I shall be weather-bound for half an
                hour, if you can afford me shelter during that space.”</text:p>
      <text:p text:style-name="Text_20_body">“Half an hour?” he said, shaking the white flakes
                from his clothes; “I wonder you should select the thick of a snow-storm to ramble
                about in. Do you know that you run a risk of being lost in the marshes? People
                familiar with these moors often miss their road on such evenings; and I can tell you
                there is no chance of a change at present.”</text:p>
      <text:p text:style-name="Text_20_body">“Perhaps I can get a guide among your lads, and
                he might stay at the Grange till morning—could you spare me one?”</text:p>
      <text:p text:style-name="Text_20_body">“No, I could not.”</text:p>
      <text:p text:style-name="Text_20_body">“Oh, indeed! Well, then, I must trust to my own
                sagacity.”</text:p>
      <text:p text:style-name="Text_20_body">“Umph!”</text:p>
      <text:p text:style-name="Text_20_body">“Are you going to mak’ the tea?” demanded he of
                the shabby coat, shifting his ferocious gaze from me to the young lady.</text:p>
      <text:p text:style-name="Text_20_body">“Is _he_ to have any?” she asked, appealing to
                    <text:span text:style-name="gras">Heathcliff</text:span>.</text:p>
      <text:p text:style-name="Text_20_body">“Get it ready, will you?” was the answer, uttered
                so savagely that I started. The tone in which the words were said revealed a genuine
                bad nature. I no longer felt inclined to call <text:span text:style-name="gras">Heathcliff</text:span> a capital fellow. When the preparations were finished,
                he invited me with—“Now, sir, bring forward your chair.” And we all, including the
                rustic youth, drew round the table: an austere silence prevailing while we discussed
                our meal.</text:p>
      <text:p text:style-name="Text_20_body">I thought, if I had caused the cloud, it was my
                duty to make an effort to dispel it. They could not every day sit so grim and
                taciturn; and it was impossible, however ill-tempered they might be, that the
                universal scowl they wore was their every-day countenance.</text:p>
      <text:p text:style-name="Text_20_body">“It is strange,” I began, in the interval of
                swallowing one cup of tea and receiving another—“it is strange how custom can mould
                our tastes and ideas: many could not imagine the existence of happiness in a life of
                such complete exile from the world as you spend, Mr. <text:span text:style-name="gras">Heathcliff</text:span>; yet, I’ll venture to say, that,
                surrounded by your family, and with your amiable lady as the presiding genius over
                your home and heart—”</text:p>
      <text:p text:style-name="Text_20_body"><text:soft-page-break/>“My amiable lady!” he
                interrupted, with an almost diabolical sneer on his face. “Where is she—my amiable
                lady?”</text:p>
      <text:p text:style-name="Text_20_body">“Mrs. <text:span text:style-name="gras">Heathcliff</text:span>, your wife, I mean.”</text:p>
      <text:p text:style-name="Text_20_body">“Well, yes—oh, you would intimate that her spirit
                has taken the post of ministering angel, and guards the fortunes of Wuthering
                Heights, even when her body is gone. Is that it?”</text:p>
      <text:p text:style-name="Text_20_body">Perceiving myself in a blunder, I attempted to
                correct it. I might have seen there was too great a disparity between the ages of
                the parties to make it likely that they were man and wife. One was about forty: a
                period of mental vigour at which men seldom cherish the delusion of being married
                for love by girls: that dream is reserved for the solace of our declining years. The
                other did not look seventeen.</text:p>
      <text:p text:style-name="Text_20_body">Then it flashed upon me—“The clown at my elbow,
                who is drinking his tea out of a basin and eating his bread with unwashed hands, may
                be her husband: <text:span text:style-name="gras">Heathcliff</text:span> junior, of
                course. Here is the consequence of being buried alive: she has thrown herself away
                upon that boor from sheer ignorance that better individuals existed! A sad pity—I
                must beware how I cause her to regret her choice.” The last reflection may seem
                conceited; it was not. My neighbour struck me as bordering on repulsive; I knew,
                through experience, that I was tolerably attractive.</text:p>
      <text:p text:style-name="Text_20_body">“Mrs. <text:span text:style-name="gras">Heathcliff</text:span> is my daughter-in-law,” said <text:span text:style-name="gras">Heathcliff</text:span>, corroborating my surmise. He
                turned, as he spoke, a peculiar look in her direction: a look of hatred; unless he
                has a most perverse set of facial muscles that will not, like those of other people,
                interpret the language of his soul.</text:p>
      <text:p text:style-name="Text_20_body">“Ah, certainly—I see now: you are the favoured
                possessor of the beneficent fairy,” I remarked, turning to my neighbour.</text:p>
      <text:p text:style-name="Text_20_body">This was worse than before: the youth grew
                crimson, and clenched his fist, with every appearance of a meditated assault. But he
                seemed to recollect himself presently, and smothered the storm in a brutal curse,
                muttered on my behalf: which, however, I took care not to notice.</text:p>
      <text:p text:style-name="Text_20_body">“Unhappy in your conjectures, sir,” observed my
                host; “we neither of us have the privilege of owning your good fairy; her mate is
                dead. I said she was my daughter-in-law: therefore, she must have married my
                son.”</text:p>
      <text:p text:style-name="Text_20_body">“And this young man is—”</text:p>
      <text:p text:style-name="Text_20_body">“Not my son, assuredly.”</text:p>
      <text:p text:style-name="Text_20_body"><text:span text:style-name="gras">Heathcliff</text:span> smiled again, as if it were rather too bold a jest to
                attribute the paternity of that bear to him.</text:p>
      <text:p text:style-name="Text_20_body">“My name is Hareton Earnshaw,” growled the other;
                “and I’d counsel you to respect it!”</text:p>
      <text:p text:style-name="Text_20_body">“I’ve shown no disrespect,” was my reply,
                laughing internally at the dignity with which he announced himself.</text:p>
      <text:p text:style-name="Text_20_body">He fixed his eye on me longer than I cared to
                return the stare, for fear I might be tempted either to box his ears or render my
                hilarity audible. I began to feel unmistakably out of place in that pleasant family
                circle. The dismal spiritual atmosphere overcame, and more than neutralised, the
                glowing physical comforts round me; and I resolved to be cautious how I ventured
                under those rafters a third time.</text:p>
      <text:p text:style-name="Text_20_body"><text:soft-page-break/>The business of eating
                being concluded, and no one uttering a word of sociable conversation, I approached a
                window to examine the weather. A sorrowful sight I saw: dark night coming down
                prematurely, and sky and hills mingled in one bitter whirl of wind and suffocating
                snow.</text:p>
      <text:p text:style-name="Text_20_body">“I don’t think it possible for me to get home now
                without a guide,” I could not help exclaiming. “The roads will be buried already;
                and, if they were bare, I could scarcely distinguish a foot in advance.”</text:p>
      <text:p text:style-name="Text_20_body">“Hareton, drive those dozen sheep into the barn
                porch. They’ll be covered if left in the fold all night: and put a plank before
                them,” said <text:span text:style-name="gras">Heathcliff</text:span>.</text:p>
      <text:p text:style-name="Text_20_body">“How must I do?” I continued, with rising
                irritation.</text:p>
      <text:p text:style-name="Text_20_body">There was no reply to my question; and on looking
                round I saw only Joseph bringing in a pail of porridge for the dogs, and Mrs.
                    <text:span text:style-name="gras">Heathcliff</text:span> leaning over the fire,
                diverting herself with burning a bundle of matches which had fallen from the
                chimney-piece as she restored the tea-canister to its place. The former, when he had
                deposited his burden, took a critical survey of the room, and in cracked tones
                grated out—“Aw wonder how yah can faishion to stand thear i’ idleness un war, when
                all on ’ems goan out! Bud yah’re a nowt, and it’s no use talking—yah’ll niver mend
                o’yer ill ways, but goa raight to t’ divil, like yer mother afore ye!”</text:p>
      <text:p text:style-name="Text_20_body">I imagined, for a moment, that this piece of
                eloquence was addressed to me; and, sufficiently enraged, stepped towards the aged
                rascal with an intention of kicking him out of the door. Mrs. <text:span text:style-name="gras">Heathcliff</text:span>, however, checked me by her
                answer.</text:p>
      <text:p text:style-name="Text_20_body">“You scandalous old hypocrite!” she replied. “Are
                you not afraid of being carried away bodily, whenever you mention the devil’s name?
                I warn you to refrain from provoking me, or I’ll ask your abduction as a special
                favour! Stop! look here, Joseph,” she continued, taking a long, dark book from a
                shelf; “I’ll show you how far I’ve progressed in the Black Art: I shall soon be
                competent to make a clear house of it. The red cow didn’t die by chance; and your
                rheumatism can hardly be reckoned among providential visitations!”</text:p>
      <text:p text:style-name="Text_20_body">“Oh, wicked, wicked!” gasped the elder; “may the
                Lord deliver us from evil!”</text:p>
      <text:p text:style-name="Text_20_body">“No, reprobate! you are a castaway—be off, or
                I’ll hurt you seriously! I’ll have you all modelled in wax and clay! and the first
                who passes the limits I fix shall—I’ll not say what he shall be done to—but, you’ll
                see! Go, I’m looking at you!”</text:p>
      <text:p text:style-name="Text_20_body">The little witch put a mock malignity into her
                beautiful eyes, and Joseph, trembling with sincere horror, hurried out, praying, and
                ejaculating “wicked” as he went. I thought her conduct must be prompted by a species
                of dreary fun; and, now that we were alone, I endeavoured to interest her in my
                distress.</text:p>
      <text:p text:style-name="Text_20_body">“Mrs. <text:span text:style-name="gras">Heathcliff</text:span>,” I said earnestly, “you must excuse me for troubling
                you. I presume, because, with that face, I’m sure you cannot help being
                good-hearted. Do point out some landmarks by which I may know my way home: I have no
                more idea how to get there than you would have how to get to London!”</text:p>
      <text:p text:style-name="Text_20_body">“Take the road you came,” she answered,
                ensconcing herself in a chair, with a candle, and the long book open before her. “It
                is brief advice, but as sound as I can give.”</text:p>
      <text:p text:style-name="Text_20_body"><text:soft-page-break/>“Then, if you hear of me
                being discovered dead in a bog or a pit full of snow, your conscience won’t whisper
                that it is partly your fault?”</text:p>
      <text:p text:style-name="Text_20_body">“How so? I cannot escort you. They wouldn’t let
                me go to the end of the garden wall.”</text:p>
      <text:p text:style-name="Text_20_body">“_You_! I should be sorry to ask you to cross the
                threshold, for my convenience, on such a night,” I cried. “I want you to tell me my
                way, not to _show_ it: or else to persuade Mr. <text:span text:style-name="gras">Heathcliff</text:span> to give me a guide.”</text:p>
      <text:p text:style-name="Text_20_body">“Who? There is himself, Earnshaw, Zillah, Joseph
                and I. Which would you have?”</text:p>
      <text:p text:style-name="Text_20_body">“Are there no boys at the farm?”</text:p>
      <text:p text:style-name="Text_20_body">“No; those are all.”</text:p>
      <text:p text:style-name="Text_20_body">“Then, it follows that I am compelled to
                stay.”</text:p>
      <text:p text:style-name="Text_20_body">“That you may settle with your host. I have
                nothing to do with it.”</text:p>
      <text:p text:style-name="Text_20_body">“I hope it will be a lesson to you to make no
                more rash journeys on these hills,” cried <text:span text:style-name="gras">Heathcliff</text:span>’s stern voice from the kitchen entrance.</text:p>
      <text:p text:style-name="Text_20_body">“As to staying here, I don’t keep accommodations
                for visitors: you must share a bed with Hareton or Joseph, if you do.”</text:p>
      <text:p text:style-name="Text_20_body">“I can sleep on a chair in this room,” I
                replied.</text:p>
      <text:p text:style-name="Text_20_body">“No, no! A stranger is a stranger, be he rich or
                poor: it will not suit me to permit any one the range of the place while I am off
                guard!” said the unmannerly wretch.</text:p>
      <text:p text:style-name="Text_20_body">With this insult my patience was at an end. I
                uttered an expression of disgust, and pushed past him into the yard, running against
                Earnshaw in my haste. It was so dark that I could not see the means of exit; and, as
                I wandered round, I heard another specimen of their civil behaviour amongst each
                other. At first the young man appeared about to befriend me.</text:p>
      <text:p text:style-name="Text_20_body">“I’ll go with him as far as the park,” he
                said.</text:p>
      <text:p text:style-name="Text_20_body">“You’ll go with him to hell!” exclaimed his
                master, or whatever relation he bore. “And who is to look after the horses,
                eh?”</text:p>
      <text:p text:style-name="Text_20_body">“A man’s life is of more consequence than one
                evening’s neglect of the horses: somebody must go,” murmured Mrs. <text:span text:style-name="gras">Heathcliff</text:span>, more kindly than I
                expected.</text:p>
      <text:p text:style-name="Text_20_body">“Not at your command!” retorted Hareton. “If you
                set store on him, you’d better be quiet.”</text:p>
      <text:p text:style-name="Text_20_body">“Then I hope his ghost will haunt you; and I hope
                Mr. <text:span text:style-name="gras">Heathcliff</text:span> will never get another
                tenant till the Grange is a ruin,” she answered, sharply.</text:p>
      <text:p text:style-name="Text_20_body">“Hearken, hearken, shoo’s cursing on ’em!”
                muttered Joseph, towards whom I had been steering.</text:p>
      <text:p text:style-name="Text_20_body">He sat within earshot, milking the cows by the
                light of a lantern, which I seized unceremoniously, and, calling out that I would
                send it back on the morrow, rushed to the nearest postern.</text:p>
      <text:p text:style-name="Text_20_body">“Maister, maister, he’s staling t’ lanthern!”
                shouted the ancient, pursuing my retreat. “Hey, Gnasher! Hey, dog! Hey Wolf, holld
                him, holld him!”</text:p>
      <text:p text:style-name="Text_20_body"><text:soft-page-break/>On opening the little
                door, two hairy monsters flew at my throat, bearing me down, and extinguishing the
                light; while a mingled guffaw from <text:span text:style-name="gras">Heathcliff</text:span> and Hareton put the copestone on my rage and
                humiliation. Fortunately, the beasts seemed more bent on stretching their paws, and
                yawning, and flourishing their tails, than devouring me alive; but they would suffer
                no resurrection, and I was forced to lie till their malignant masters pleased to
                deliver me: then, hatless and trembling with wrath, I ordered the miscreants to let
                me out—on their peril to keep me one minute longer—with several incoherent threats
                of retaliation that, in their indefinite depth of virulency, smacked of King
                Lear.</text:p>
      <text:p text:style-name="Text_20_body">The vehemence of my agitation brought on a
                copious bleeding at the nose, and still <text:span text:style-name="gras">Heathcliff</text:span> laughed, and still I scolded. I don’t know what would
                have concluded the scene, had there not been one person at hand rather more rational
                than myself, and more benevolent than my entertainer. This was Zillah, the stout
                housewife; who at length issued forth to inquire into the nature of the uproar. She
                thought that some of them had been laying violent hands on me; and, not daring to
                attack her master, she turned her vocal artillery against the younger
                scoundrel.</text:p>
      <text:p text:style-name="Text_20_body">“Well, Mr. Earnshaw,” she cried, “I wonder what
                you’ll have agait next? Are we going to murder folk on our very door-stones? I see
                this house will never do for me—look at t’ poor lad, he’s fair choking! Wisht,
                wisht; you mun’n’t go on so. Come in, and I’ll cure that: there now, hold ye
                still.”</text:p>
      <text:p text:style-name="Text_20_body">With these words she suddenly splashed a pint of
                icy water down my neck, and pulled me into the kitchen. Mr. <text:span text:style-name="gras">Heathcliff</text:span> followed, his accidental merriment
                expiring quickly in his habitual moroseness.</text:p>
      <text:p text:style-name="Text_20_body">I was sick exceedingly, and dizzy, and faint; and
                thus compelled perforce to accept lodgings under his roof. He told Zillah to give me
                a glass of brandy, and then passed on to the inner room; while she condoled with me
                on my sorry predicament, and having obeyed his orders, whereby I was somewhat
                revived, ushered me to bed.</text:p>
      <text:h text:style-name="Heading_20_2" text:outline-level="2">CHAPTER III</text:h>
      <text:p text:style-name="Text_20_body">While leading the way upstairs, she recommended
                that I should hide the candle, and not make a noise; for her master had an odd
                notion about the chamber she would put me in, and never let anybody lodge there
                willingly. I asked the reason. She did not know, she answered: she had only lived
                there a year or two; and they had so many queer goings on, she could not begin to be
                curious.</text:p>
      <text:p text:style-name="Text_20_body">Too stupefied to be curious myself, I fastened my
                door and glanced round for the bed. The whole furniture consisted of a chair, a
                clothes-press, and a large oak case, with squares cut out near the top resembling
                coach windows. Having approached this structure, I looked inside, and perceived it
                to be a singular sort of old-fashioned couch, very conveniently designed to obviate
                the necessity for every member of the family having a room to himself. In fact, it
                formed a little closet, and the ledge of a window, which it enclosed, served as a
                table.</text:p>
      <text:p text:style-name="Text_20_body">I slid back the panelled sides, got in with my
                light, pulled them together again, and felt secure against the vigilance of
                    <text:span text:style-name="gras">Heathcliff</text:span>, and every one
                else.</text:p>
      <text:p text:style-name="Text_20_body">The ledge, where I placed my candle, had a few
                mildewed books piled up in one corner; and it was covered with writing scratched on
                the paint. This writing, however, was nothing but a name repeated in all kinds of
                characters, large and small—_Catherine Earnshaw_, here and there varied to
                _Catherine <text:span text:style-name="gras">Heathcliff</text:span>_, and then again
                to _Catherine Linton_.</text:p>
      <text:p text:style-name="Text_20_body"><text:soft-page-break/>In vapid listlessness I
                leant my head against the window, and continued spelling over Catherine
                    Earnshaw—<text:span text:style-name="gras">Heathcliff</text:span>—Linton, till
                my eyes closed; but they had not rested five minutes when a glare of white letters
                started from the dark, as vivid as spectres—the air swarmed with Catherines; and
                rousing myself to dispel the obtrusive name, I discovered my candle-wick reclining
                on one of the antique volumes, and perfuming the place with an odour of roasted
                calf-skin.</text:p>
      <text:p text:style-name="Text_20_body">I snuffed it off, and, very ill at ease under the
                influence of cold and lingering nausea, sat up and spread open the injured tome on
                my knee. It was a Testament, in lean type, and smelling dreadfully musty: a fly-leaf
                bore the inscription—“Catherine Earnshaw, her book,” and a date some quarter of a
                century back.</text:p>
      <text:p text:style-name="Text_20_body">I shut it, and took up another and another, till
                I had examined all. Catherine’s library was select, and its state of dilapidation
                proved it to have been well used, though not altogether for a legitimate purpose:
                scarcely one chapter had escaped, a pen-and-ink commentary—at least the appearance
                of one—covering every morsel of blank that the printer had left. Some were detached
                sentences; other parts took the form of a regular diary, scrawled in an unformed,
                childish hand. At the top of an extra page (quite a treasure, probably, when first
                lighted on) I was greatly amused to behold an excellent caricature of my friend
                Joseph,—rudely, yet powerfully sketched. An immediate interest kindled within me for
                the unknown Catherine, and I began forthwith to decipher her faded
                hieroglyphics.</text:p>
      <text:p text:style-name="Text_20_body">“An awful Sunday,” commenced the paragraph
                beneath. “I wish my father were back again. Hindley is a detestable substitute—his
                conduct to <text:span text:style-name="gras">Heathcliff</text:span> is atrocious—H.
                and I are going to rebel—we took our initiatory step this evening.</text:p>
      <text:p text:style-name="Text_20_body">“All day had been flooding with rain; we could
                not go to church, so Joseph must needs get up a congregation in the garret; and,
                while Hindley and his wife basked downstairs before a comfortable fire—doing
                anything but reading their Bibles, I’ll answer for it—<text:span text:style-name="gras">Heathcliff</text:span>, myself, and the unhappy ploughboy
                were commanded to take our prayer-books, and mount: we were ranged in a row, on a
                sack of corn, groaning and shivering, and hoping that Joseph would shiver too, so
                that he might give us a short homily for his own sake. A vain idea! The service
                lasted precisely three hours; and yet my brother had the face to exclaim, when he
                saw us descending, ‘What, done already?’ On Sunday evenings we used to be permitted
                to play, if we did not make much noise; now a mere titter is sufficient to send us
                into corners.</text:p>
      <text:p text:style-name="Text_20_body">“‘You forget you have a master here,’ says the
                tyrant. ‘I’ll demolish the first who puts me out of temper! I insist on perfect
                sobriety and silence. Oh, boy! was that you? Frances darling, pull his hair as you
                go by: I heard him snap his fingers.’ Frances pulled his hair heartily, and then
                went and seated herself on her husband’s knee, and there they were, like two babies,
                kissing and talking nonsense by the hour—foolish palaver that we should be ashamed
                of. We made ourselves as snug as our means allowed in the arch of the dresser. I had
                just fastened our pinafores together, and hung them up for a curtain, when in comes
                Joseph, on an errand from the stables. He tears down my handiwork, boxes my ears,
                and croaks:</text:p>
      <text:p text:style-name="Text_20_body">“‘T’ maister nobbut just buried, and Sabbath not
                o’ered, und t’ sound o’ t’ gospel still i’ yer lugs, and ye darr be laiking! Shame
                on ye! sit ye down, ill childer! there’s good books eneugh if ye’ll read ’em: sit ye
                down, and think o’ yer sowls!’</text:p>
      <text:p text:style-name="Text_20_body">“Saying this, he compelled us so to square our
                positions that we might receive from the far-off fire a dull ray to show us the text
                of the lumber he thrust upon us. I could not bear the employment. I took
                <text:soft-page-break/>my dingy volume by the scroop, and hurled it into the
                dog-kennel, vowing I hated a good book. <text:span text:style-name="gras">Heathcliff</text:span> kicked his to the same place. Then there was a
                hubbub!</text:p>
      <text:p text:style-name="Text_20_body">“‘Maister Hindley!’ shouted our chaplain.
                ‘Maister, coom hither! Miss <text:span text:style-name="italique">Cathy</text:span>’s riven th’ back off “Th’ Helmet o’ Salvation,” un’ <text:span text:style-name="gras">Heathcliff</text:span>’s pawsed his fit into t’ first
                part o’ “T’ Brooad Way to Destruction!” It’s fair flaysome that ye let ’em go on
                this gait. Ech! th’ owd man wad ha’ laced ’em properly—but he’s goan!’</text:p>
      <text:p text:style-name="Text_20_body">“Hindley hurried up from his paradise on the
                hearth, and seizing one of us by the collar, and the other by the arm, hurled both
                into the back-kitchen; where, Joseph asseverated, ‘owd Nick’ would fetch us as sure
                as we were living: and, so comforted, we each sought a separate nook to await his
                advent. I reached this book, and a pot of ink from a shelf, and pushed the
                house-door ajar to give me light, and I have got the time on with writing for twenty
                minutes; but my companion is impatient, and proposes that we should appropriate the
                dairywoman’s cloak, and have a scamper on the moors, under its shelter. A pleasant
                suggestion—and then, if the surly old man come in, he may believe his prophecy
                verified—we cannot be damper, or colder, in the rain than we are here.”</text:p>
      <text:p text:style-name="Text_20_body">* * * * * *</text:p>
      <text:p text:style-name="Text_20_body">I suppose Catherine fulfilled her project, for
                the next sentence took up another subject: she waxed lachrymose.</text:p>
      <text:p text:style-name="Text_20_body">“How little did I dream that Hindley would ever
                make me cry so!” she wrote. “My head aches, till I cannot keep it on the pillow; and
                still I can’t give over. Poor <text:span text:style-name="gras">Heathcliff</text:span>! Hindley calls him a vagabond, and won’t let him sit
                with us, nor eat with us any more; and, he says, he and I must not play together,
                and threatens to turn him out of the house if we break his orders. He has been
                blaming our father (how dared he?) for treating H. too liberally; and swears he will
                reduce him to his right place—”</text:p>
      <text:p text:style-name="Text_20_body">* * * * * *</text:p>
      <text:p text:style-name="Text_20_body">I began to nod drowsily over the dim page: my eye
                wandered from manuscript to print. I saw a red ornamented title—“Seventy Times
                Seven, and the First of the Seventy-First. A Pious Discourse delivered by the
                Reverend Jabez Branderham, in the Chapel of Gimmerden Sough.” And while I was,
                half-consciously, worrying my brain to guess what Jabez Branderham would make of his
                subject, I sank back in bed, and fell asleep. Alas, for the effects of bad tea and
                bad temper! What else could it be that made me pass such a terrible night? I don’t
                remember another that I can at all compare with it since I was capable of
                suffering.</text:p>
      <text:p text:style-name="Text_20_body">I began to dream, almost before I ceased to be
                sensible of my locality. I thought it was morning; and I had set out on my way home,
                with Joseph for a guide. The snow lay yards deep in our road; and, as we floundered
                on, my companion wearied me with constant reproaches that I had not brought a
                pilgrim’s staff: telling me that I could never get into the house without one, and
                boastfully flourishing a heavy-headed cudgel, which I understood to be so
                denominated. For a moment I considered it absurd that I should need such a weapon to
                gain admittance into my own residence. Then a new idea flashed across me. I was not
                going there: we were journeying to hear the famous Jabez Branderham preach, from the
                text—“Seventy Times Seven;” and either Joseph, the preacher, or I had committed the
                “First of the Seventy-First,” and were to be publicly exposed and
                excommunicated.</text:p>
      <text:p text:style-name="Text_20_body"><text:soft-page-break/>We came to the chapel. I
                have passed it really in my walks, twice or thrice; it lies in a hollow, between two
                hills: an elevated hollow, near a swamp, whose peaty moisture is said to answer all
                the purposes of embalming on the few corpses deposited there. The roof has been kept
                whole hitherto; but as the clergyman’s stipend is only twenty pounds per annum, and
                a house with two rooms, threatening speedily to determine into one, no clergyman
                will undertake the duties of pastor: especially as it is currently reported that his
                flock would rather let him starve than increase the living by one penny from their
                own pockets. However, in my dream, Jabez had a full and attentive congregation; and
                he preached—good God! what a sermon; divided into _four hundred and ninety_ parts,
                each fully equal to an ordinary address from the pulpit, and each discussing a
                separate sin! Where he searched for them, I cannot tell. He had his private manner
                of interpreting the phrase, and it seemed necessary the brother should sin different
                sins on every occasion. They were of the most curious character: odd transgressions
                that I never imagined previously.</text:p>
      <text:p text:style-name="Text_20_body">Oh, how weary I grow. How I writhed, and yawned,
                and nodded, and revived! How I pinched and pricked myself, and rubbed my eyes, and
                stood up, and sat down again, and nudged Joseph to inform me if he would _ever_ have
                done. I was condemned to hear all out: finally, he reached the “_First of the
                Seventy-First_.” At that crisis, a sudden inspiration descended on me; I was moved
                to rise and denounce Jabez Branderham as the sinner of the sin that no Christian
                need pardon.</text:p>
      <text:p text:style-name="Text_20_body">“Sir,” I exclaimed, “sitting here within these
                four walls, at one stretch, I have endured and forgiven the four hundred and ninety
                heads of your discourse. Seventy times seven times have I plucked up my hat and been
                about to depart—Seventy times seven times have you preposterously forced me to
                resume my seat. The four hundred and ninety-first is too much. Fellow-martyrs, have
                at him! Drag him down, and crush him to atoms, that the place which knows him may
                know him no more!”</text:p>
      <text:p text:style-name="Text_20_body">“_Thou art the Man!_” cried Jabez, after a solemn
                pause, leaning over his cushion. “Seventy times seven times didst thou gapingly
                contort thy visage—seventy times seven did I take counsel with my soul—Lo, this is
                human weakness: this also may be absolved! The First of the Seventy-First is come.
                Brethren, execute upon him the judgment written. Such honour have all His
                saints!”</text:p>
      <text:p text:style-name="Text_20_body">With that concluding word, the whole assembly,
                exalting their pilgrim’s staves, rushed round me in a body; and I, having no weapon
                to raise in self-defence, commenced grappling with Joseph, my nearest and most
                ferocious assailant, for his. In the confluence of the multitude, several clubs
                crossed; blows, aimed at me, fell on other sconces. Presently the whole chapel
                resounded with rappings and counter rappings: every man’s hand was against his
                neighbour; and Branderham, unwilling to remain idle, poured forth his zeal in a
                shower of loud taps on the boards of the pulpit, which responded so smartly that, at
                last, to my unspeakable relief, they woke me. And what was it that had suggested the
                tremendous tumult? What had played Jabez’s part in the row? Merely the branch of a
                fir-tree that touched my lattice as the blast wailed by, and rattled its dry cones
                against the panes! I listened doubtingly an instant; detected the disturber, then
                turned and dozed, and dreamt again: if possible, still more disagreeably than
                before.</text:p>
      <text:p text:style-name="Text_20_body">This time, I remembered I was lying in the oak
                closet, and I heard distinctly the gusty wind, and the driving of the snow; I heard,
                also, the fir bough repeat its teasing sound, and ascribed it to the right cause:
                but it annoyed me so much, that I resolved to silence it, if possible; and, I
                thought, I rose and endeavoured to unhasp the casement. The hook was soldered into
                the staple: a circumstance observed by me when awake, but forgotten. “I must stop
                it, nevertheless!” I muttered, knocking my <text:soft-page-break/>knuckles through
                the glass, and stretching an arm out to seize the importunate branch; instead of
                which, my fingers closed on the fingers of a little, ice-cold hand!</text:p>
      <text:p text:style-name="Text_20_body">The intense horror of nightmare came over me: I
                tried to draw back my arm, but the hand clung to it, and a most melancholy voice
                sobbed,</text:p>
      <text:p text:style-name="Text_20_body">“Let me in—let me in!”</text:p>
      <text:p text:style-name="Text_20_body">“Who are you?” I asked, struggling, meanwhile, to
                disengage myself.</text:p>
      <text:p text:style-name="Text_20_body">“Catherine Linton,” it replied, shiveringly (why
                did I think of _Linton_? I had read _Earnshaw_ twenty times for Linton)—“I’m come
                home: I’d lost my way on the moor!”</text:p>
      <text:p text:style-name="Text_20_body">As it spoke, I discerned, obscurely, a child’s
                face looking through the window. Terror made me cruel; and, finding it useless to
                attempt shaking the creature off, I pulled its wrist on to the broken pane, and
                rubbed it to and fro till the blood ran down and soaked the bedclothes: still it
                wailed, “Let me in!” and maintained its tenacious grip, almost maddening me with
                fear.</text:p>
      <text:p text:style-name="Text_20_body">“How can I!” I said at length. “Let _me_ go, if
                you want me to let you in!”</text:p>
      <text:p text:style-name="Text_20_body">The fingers relaxed, I snatched mine through the
                hole, hurriedly piled the books up in a pyramid against it, and stopped my ears to
                exclude the lamentable prayer.</text:p>
      <text:p text:style-name="Text_20_body">I seemed to keep them closed above a quarter of
                an hour; yet, the instant I listened again, there was the doleful cry moaning
                on!</text:p>
      <text:p text:style-name="Text_20_body">“Begone!” I shouted. “I’ll never let you in, not
                if you beg for twenty years.”</text:p>
      <text:p text:style-name="Text_20_body">“It is twenty years,” mourned the voice: “twenty
                years. I’ve been a waif for twenty years!”</text:p>
      <text:p text:style-name="Text_20_body">Thereat began a feeble scratching outside, and
                the pile of books moved as if thrust forward.</text:p>
      <text:p text:style-name="Text_20_body">I tried to jump up; but could not stir a limb;
                and so yelled aloud, in a frenzy of fright.</text:p>
      <text:p text:style-name="Text_20_body">To my confusion, I discovered the yell was not
                ideal: hasty footsteps approached my chamber door; somebody pushed it open, with a
                vigorous hand, and a light glimmered through the squares at the top of the bed. I
                sat shuddering, yet, and wiping the perspiration from my forehead: the intruder
                appeared to hesitate, and muttered to himself.</text:p>
      <text:p text:style-name="Text_20_body">At last, he said, in a half-whisper, plainly not
                expecting an answer,</text:p>
      <text:p text:style-name="Text_20_body">“Is any one here?”</text:p>
      <text:p text:style-name="Text_20_body">I considered it best to confess my presence; for
                I knew <text:span text:style-name="gras">Heathcliff</text:span>’s accents, and
                feared he might search further, if I kept quiet.</text:p>
      <text:p text:style-name="Text_20_body">With this intention, I turned and opened the
                panels. I shall not soon forget the effect my action produced.</text:p>
      <text:p text:style-name="Text_20_body"><text:span text:style-name="gras">Heathcliff</text:span> stood near the entrance, in his shirt and trousers; with
                a candle dripping over his fingers, and his face as white as the wall behind him.
                The first creak of the oak startled him like an electric shock: the light leaped
                from his hold to a distance of some feet, and his agitation was so extreme, that he
                could hardly pick it up.</text:p>
      <text:p text:style-name="Text_20_body"><text:soft-page-break/>“It is only your guest,
                sir,” I called out, desirous to spare him the humiliation of exposing his cowardice
                further. “I had the misfortune to scream in my sleep, owing to a frightful
                nightmare. I’m sorry I disturbed you.”</text:p>
      <text:p text:style-name="Text_20_body">“Oh, God confound you, Mr. Lockwood! I wish you
                were at the—” commenced my host, setting the candle on a chair, because he found it
                impossible to hold it steady. “And who showed you up into this room?” he continued,
                crushing his nails into his palms, and grinding his teeth to subdue the maxillary
                convulsions. “Who was it? I’ve a good mind to turn them out of the house this
                moment?”</text:p>
      <text:p text:style-name="Text_20_body">“It was your servant Zillah,” I replied, flinging
                myself on to the floor, and rapidly resuming my garments. “I should not care if you
                did, Mr. <text:span text:style-name="gras">Heathcliff</text:span>; she richly
                deserves it. I suppose that she wanted to get another proof that the place was
                haunted, at my expense. Well, it is—swarming with ghosts and goblins! You have
                reason in shutting it up, I assure you. No one will thank you for a doze in such a
                den!”</text:p>
      <text:p text:style-name="Text_20_body">“What do you mean?” asked <text:span text:style-name="gras">Heathcliff</text:span>, “and what are you doing? Lie down
                and finish out the night, since you _are_ here; but, for Heaven’s sake! don’t repeat
                that horrid noise: nothing could excuse it, unless you were having your throat
                cut!”</text:p>
      <text:p text:style-name="Text_20_body">“If the little fiend had got in at the window,
                she probably would have strangled me!” I returned. “I’m not going to endure the
                persecutions of your hospitable ancestors again. Was not the Reverend Jabez
                Branderham akin to you on the mother’s side? And that minx, Catherine Linton, or
                Earnshaw, or however she was called—she must have been a changeling—wicked little
                soul! She told me she had been walking the earth these twenty years: a just
                punishment for her mortal transgressions, I’ve no doubt!”</text:p>
      <text:p text:style-name="Text_20_body">Scarcely were these words uttered when I
                recollected the association of <text:span text:style-name="gras">Heathcliff</text:span>’s with Catherine’s name in the book, which had
                completely slipped from my memory, till thus awakened. I blushed at my
                inconsideration: but, without showing further consciousness of the offence, I
                hastened to add—“The truth is, sir, I passed the first part of the night in—” Here I
                stopped afresh—I was about to say “perusing those old volumes,” then it would have
                revealed my knowledge of their written, as well as their printed, contents; so,
                correcting myself, I went on—“in spelling over the name scratched on that
                window-ledge. A monotonous occupation, calculated to set me asleep, like counting,
                or—”</text:p>
      <text:p text:style-name="Text_20_body">“What _can_ you mean by talking in this way to
                _me!_” thundered <text:span text:style-name="gras">Heathcliff</text:span> with
                savage vehemence. “How—how _dare_ you, under my roof?—God! he’s mad to speak so!”
                And he struck his forehead with rage.</text:p>
      <text:p text:style-name="Text_20_body">I did not know whether to resent this language or
                pursue my explanation; but he seemed so powerfully affected that I took pity and
                proceeded with my dreams; affirming I had never heard the appellation of “Catherine
                Linton” before, but reading it often over produced an impression which personified
                itself when I had no longer my imagination under control. <text:span text:style-name="gras">Heathcliff</text:span> gradually fell back into the
                shelter of the bed, as I spoke; finally sitting down almost concealed behind it. I
                guessed, however, by his irregular and intercepted breathing, that he struggled to
                vanquish an excess of violent emotion. Not liking to show him that I had heard the
                conflict, I continued my toilette rather noisily, looked at my watch, and
                soliloquised on the length of the night: “Not three o’clock yet! I could have taken
                oath it had been six. Time stagnates here: we must surely have retired to rest at
                eight!”</text:p>
      <text:p text:style-name="Text_20_body"><text:soft-page-break/>“Always at nine in winter,
                and rise at four,” said my host, suppressing a groan: and, as I fancied, by the
                motion of his arm’s shadow, dashing a tear from his eyes. “Mr. Lockwood,” he added,
                “you may go into my room: you’ll only be in the way, coming downstairs so early: and
                your childish outcry has sent sleep to the devil for me.”</text:p>
      <text:p text:style-name="Text_20_body">“And for me, too,” I replied. “I’ll walk in the
                yard till daylight, and then I’ll be off; and you need not dread a repetition of my
                intrusion. I’m now quite cured of seeking pleasure in society, be it country or
                town. A sensible man ought to find sufficient company in himself.”</text:p>
      <text:p text:style-name="Text_20_body">“Delightful company!” muttered <text:span text:style-name="gras">Heathcliff</text:span>. “Take the candle, and go where
                you please. I shall join you directly. Keep out of the yard, though, the dogs are
                unchained; and the house—Juno mounts sentinel there, and—nay, you can only ramble
                about the steps and passages. But, away with you! I’ll come in two
                minutes!”</text:p>
      <text:p text:style-name="Text_20_body">I obeyed, so far as to quit the chamber; when,
                ignorant where the narrow lobbies led, I stood still, and was witness,
                involuntarily, to a piece of superstition on the part of my landlord which belied,
                oddly, his apparent sense. He got on to the bed, and wrenched open the lattice,
                bursting, as he pulled at it, into an uncontrollable passion of tears. “Come in!
                come in!” he sobbed. “<text:span text:style-name="italique">Cathy</text:span>, do
                come. Oh, do—_once_ more! Oh! my heart’s darling! hear me _this_ time, Catherine, at
                last!” The spectre showed a spectre’s ordinary caprice: it gave no sign of being;
                but the snow and wind whirled wildly through, even reaching my station, and blowing
                out the light.</text:p>
      <text:p text:style-name="Text_20_body">There was such anguish in the gush of grief that
                accompanied this raving, that my compassion made me overlook its folly, and I drew
                off, half angry to have listened at all, and vexed at having related my ridiculous
                nightmare, since it produced that agony; though _why_ was beyond my comprehension. I
                descended cautiously to the lower regions, and landed in the back-kitchen, where a
                gleam of fire, raked compactly together, enabled me to rekindle my candle. Nothing
                was stirring except a brindled, grey cat, which crept from the ashes, and saluted me
                with a querulous mew.</text:p>
      <text:p text:style-name="Text_20_body">Two benches, shaped in sections of a circle,
                nearly enclosed the hearth; on one of these I stretched myself, and Grimalkin
                mounted the other. We were both of us nodding ere any one invaded our retreat, and
                then it was Joseph, shuffling down a wooden ladder that vanished in the roof,
                through a trap: the ascent to his garret, I suppose. He cast a sinister look at the
                little flame which I had enticed to play between the ribs, swept the cat from its
                elevation, and bestowing himself in the vacancy, commenced the operation of stuffing
                a three-inch pipe with tobacco. My presence in his sanctum was evidently esteemed a
                piece of impudence too shameful for remark: he silently applied the tube to his
                lips, folded his arms, and puffed away. I let him enjoy the luxury unannoyed; and
                after sucking out his last wreath, and heaving a profound sigh, he got up, and
                departed as solemnly as he came.</text:p>
      <text:p text:style-name="Text_20_body">A more elastic footstep entered next; and now I
                opened my mouth for a</text:p>
      <text:p text:style-name="Text_20_body">“good-morning,” but closed it again, the
                salutation unachieved; for Hareton Earnshaw was performing his orison _sotto voce_,
                in a series of curses directed against every object he touched, while he rummaged a
                corner for a spade or shovel to dig through the drifts. He glanced over the back of
                the bench, dilating his nostrils, and thought as little of exchanging civilities
                with me as with my companion the cat. I guessed, by his preparations, that egress
                was allowed, and, leaving my hard couch, made a movement to follow him. He noticed
                this, and thrust at an inner door with the end of his spade, intimating by an
                inarticulate sound that there was the place where I must go, if I changed my
                locality.</text:p>
      <text:p text:style-name="Text_20_body"><text:soft-page-break/>It opened into the house,
                where the females were already astir; Zillah urging flakes of flame up the chimney
                with a colossal bellows; and Mrs. <text:span text:style-name="gras">Heathcliff</text:span>, kneeling on the hearth, reading a book by the aid of
                the blaze. She held her hand interposed between the furnace-heat and her eyes, and
                seemed absorbed in her occupation; desisting from it only to chide the servant for
                covering her with sparks, or to push away a dog, now and then, that snoozled its
                nose overforwardly into her face. I was surprised to see <text:span text:style-name="gras">Heathcliff</text:span> there also. He stood by the fire,
                his back towards me, just finishing a stormy scene with poor Zillah; who ever and
                anon interrupted her labour to pluck up the corner of her apron, and heave an
                indignant groan.</text:p>
      <text:p text:style-name="Text_20_body">“And you, you worthless—” he broke out as I
                entered, turning to his daughter-in-law, and employing an epithet as harmless as
                duck, or sheep, but generally represented by a dash—. “There you are, at your idle
                tricks again! The rest of them do earn their bread—you live on my charity! Put your
                trash away, and find something to do. You shall pay me for the plague of having you
                eternally in my sight—do you hear, damnable jade?”</text:p>
      <text:p text:style-name="Text_20_body">“I’ll put my trash away, because you can make me
                if I refuse,” answered the young lady, closing her book, and throwing it on a chair.
                “But I’ll not do anything, though you should swear your tongue out, except what I
                please!”</text:p>
      <text:p text:style-name="Text_20_body"><text:span text:style-name="gras">Heathcliff</text:span> lifted his hand, and the speaker sprang to a safer
                distance, obviously acquainted with its weight. Having no desire to be entertained
                by a cat-and-dog combat, I stepped forward briskly, as if eager to partake the
                warmth of the hearth, and innocent of any knowledge of the interrupted dispute. Each
                had enough decorum to suspend further hostilities: <text:span text:style-name="gras">Heathcliff</text:span> placed his fists, out of temptation, in his pockets;
                Mrs. <text:span text:style-name="gras">Heathcliff</text:span> curled her lip, and
                walked to a seat far off, where she kept her word by playing the part of a statue
                during the remainder of my stay. That was not long. I declined joining their
                breakfast, and, at the first gleam of dawn, took an opportunity of escaping into the
                free air, now clear, and still, and cold as impalpable ice.</text:p>
      <text:p text:style-name="Text_20_body">My landlord halloed for me to stop ere I reached
                the bottom of the garden, and offered to accompany me across the moor. It was well
                he did, for the whole hill-back was one billowy, white ocean; the swells and falls
                not indicating corresponding rises and depressions in the ground: many pits, at
                least, were filled to a level; and entire ranges of mounds, the refuse of the
                quarries, blotted from the chart which my yesterday’s walk left pictured in my mind.
                I had remarked on one side of the road, at intervals of six or seven yards, a line
                of upright stones, continued through the whole length of the barren: these were
                erected and daubed with lime on purpose to serve as guides in the dark, and also
                when a fall, like the present, confounded the deep swamps on either hand with the
                firmer path: but, excepting a dirty dot pointing up here and there, all traces of
                their existence had vanished: and my companion found it necessary to warn me
                frequently to steer to the right or left, when I imagined I was following,
                correctly, the windings of the road.</text:p>
      <text:p text:style-name="Text_20_body">We exchanged little conversation, and he halted
                at the entrance of Thrushcross Park, saying, I could make no error there. Our adieux
                were limited to a hasty bow, and then I pushed forward, trusting to my own
                resources; for the porter’s lodge is untenanted as yet. The distance from the gate
                to the grange is two miles; I believe I managed to make it four, what with losing
                myself among the trees, and sinking up to the neck in snow: a predicament which only
                those who have experienced it can appreciate. At any rate, whatever were my
                wanderings, the clock chimed twelve as I entered the house; and that gave exactly an
                hour for every mile of the usual way from Wuthering Heights.</text:p>
      <text:p text:style-name="Text_20_body"><text:soft-page-break/>My human fixture and her
                satellites rushed to welcome me; exclaiming, tumultuously, they had completely given
                me up: everybody conjectured that I perished last night; and they were wondering how
                they must set about the search for my remains. I bid them be quiet, now that they
                saw me returned, and, benumbed to my very heart, I dragged upstairs; whence, after
                putting on dry clothes, and pacing to and fro thirty or forty minutes, to restore
                the animal heat, I adjourned to my study, feeble as a kitten: almost too much so to
                enjoy the cheerful fire and smoking coffee which the servant had prepared for my
                refreshment.</text:p>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s" style:family="text">
      <style:text-properties fo:font-weight="bold"/>
    </style:style>
    <style:style style:name="italique" style:family="text">
      <style:text-properties fo:font-style="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23T17:05:03.837126935</meta:creation-date>
    <dc:date>2020-11-23T17:13:41.058042783</dc:date>
    <meta:editing-duration>PT7M21S</meta:editing-duration>
    <meta:editing-cycles>4</meta:editing-cycles>
    <meta:generator>LibreOffice/7.0.2.2$MacOSX_X86_64 LibreOffice_project/8349ace3c3162073abd90d81fd06dcfb6b36b994</meta:generator>
    <dc:title>Wuthering Heights</dc:title>
    <meta:document-statistic meta:table-count="0" meta:image-count="0" meta:object-count="0" meta:page-count="18" meta:paragraph-count="192" meta:word-count="10136" meta:character-count="57120" meta:non-whitespace-character-count="47255"/>
    <meta:user-defined meta:name="Auteur">Emily Brontë</meta:user-defined>
    <meta:user-defined meta:name="Date de la publication">01/12/1996</meta:user-defined>
    <meta:user-defined meta:name="Date de la source">1847</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files/768/768-0.txt</meta:user-defined>
    <meta:user-defined meta:name="Titre" meta:value-type="string">Wuthering Heights</meta:user-defined>
  </office:meta>
</office:document-meta>
</file>